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ab-stops>
          <style:tab-stop style:position="1.3583in"/>
        </style:tab-stops>
      </style:paragraph-properties>
      <style:text-properties officeooo:rsid="0011eb4e" officeooo:paragraph-rsid="0011eb4e"/>
    </style:style>
    <style:style style:name="P2" style:family="paragraph" style:parent-style-name="Standard">
      <style:paragraph-properties fo:text-align="start" style:justify-single-word="false">
        <style:tab-stops>
          <style:tab-stop style:position="1.3583in"/>
        </style:tab-stops>
      </style:paragraph-properties>
      <style:text-properties officeooo:rsid="0011eb4e" officeooo:paragraph-rsid="00137ec4"/>
    </style:style>
    <style:style style:name="P3" style:family="paragraph" style:parent-style-name="Standard">
      <style:paragraph-properties fo:text-align="start" style:justify-single-word="false">
        <style:tab-stops>
          <style:tab-stop style:position="1.3583in"/>
        </style:tab-stops>
      </style:paragraph-properties>
      <style:text-properties fo:font-weight="bold" officeooo:rsid="0011eb4e" officeooo:paragraph-rsid="0011eb4e" style:font-weight-asian="bold" style:font-weight-complex="bold"/>
    </style:style>
    <style:style style:name="P4" style:family="paragraph" style:parent-style-name="Text_20_body">
      <style:text-properties officeooo:rsid="001ce723" officeooo:paragraph-rsid="00217ba8"/>
    </style:style>
    <style:style style:name="P5" style:family="paragraph" style:parent-style-name="Text_20_body">
      <style:text-properties officeooo:rsid="001e09c3" officeooo:paragraph-rsid="0024d87c"/>
    </style:style>
    <style:style style:name="P6" style:family="paragraph" style:parent-style-name="Text_20_body">
      <style:text-properties officeooo:rsid="0025eb1a" officeooo:paragraph-rsid="002b7caa"/>
    </style:style>
    <style:style style:name="P7" style:family="paragraph" style:parent-style-name="Title">
      <style:text-properties fo:font-size="20pt" style:font-size-asian="20pt" style:font-size-complex="20pt"/>
    </style:style>
    <style:style style:name="P8" style:family="paragraph" style:parent-style-name="Standard">
      <style:paragraph-properties fo:text-align="start" style:justify-single-word="false">
        <style:tab-stops>
          <style:tab-stop style:position="1.3583in"/>
        </style:tab-stops>
      </style:paragraph-properties>
      <style:text-properties officeooo:rsid="00137ec4" officeooo:paragraph-rsid="00137ec4"/>
    </style:style>
    <style:style style:name="P9" style:family="paragraph" style:parent-style-name="Standard">
      <style:paragraph-properties fo:text-align="start" style:justify-single-word="false">
        <style:tab-stops>
          <style:tab-stop style:position="1.3583in"/>
        </style:tab-stops>
      </style:paragraph-properties>
      <style:text-properties officeooo:rsid="0011eb4e" officeooo:paragraph-rsid="0011eb4e"/>
    </style:style>
    <style:style style:name="P10" style:family="paragraph" style:parent-style-name="Standard">
      <style:paragraph-properties fo:text-align="start" style:justify-single-word="false">
        <style:tab-stops>
          <style:tab-stop style:position="1.3583in"/>
        </style:tab-stops>
      </style:paragraph-properties>
      <style:text-properties officeooo:rsid="0011eb4e" officeooo:paragraph-rsid="0018bde3"/>
    </style:style>
    <style:style style:name="P11" style:family="paragraph" style:parent-style-name="Standard">
      <style:paragraph-properties fo:text-align="start" style:justify-single-word="false">
        <style:tab-stops>
          <style:tab-stop style:position="1.3583in"/>
        </style:tab-stops>
      </style:paragraph-properties>
      <style:text-properties officeooo:rsid="0011eb4e" officeooo:paragraph-rsid="00299599"/>
    </style:style>
    <style:style style:name="P12" style:family="paragraph" style:parent-style-name="Standard">
      <style:paragraph-properties fo:text-align="start" style:justify-single-word="false">
        <style:tab-stops>
          <style:tab-stop style:position="1.3583in"/>
        </style:tab-stops>
      </style:paragraph-properties>
      <style:text-properties fo:font-weight="bold" officeooo:rsid="0011eb4e" officeooo:paragraph-rsid="0011eb4e" style:font-weight-asian="bold" style:font-weight-complex="bold"/>
    </style:style>
    <style:style style:name="P13" style:family="paragraph" style:parent-style-name="Standard">
      <style:paragraph-properties fo:text-align="start" style:justify-single-word="false">
        <style:tab-stops>
          <style:tab-stop style:position="1.3583in"/>
        </style:tab-stops>
      </style:paragraph-properties>
      <style:text-properties fo:font-weight="bold" officeooo:rsid="001b8908" officeooo:paragraph-rsid="00299599" style:font-weight-asian="bold" style:font-weight-complex="bold"/>
    </style:style>
    <style:style style:name="P14" style:family="paragraph" style:parent-style-name="Standard">
      <style:paragraph-properties fo:text-align="start" style:justify-single-word="false">
        <style:tab-stops>
          <style:tab-stop style:position="1.3583in"/>
        </style:tab-stops>
      </style:paragraph-properties>
      <style:text-properties fo:font-weight="bold" officeooo:rsid="0028c150" officeooo:paragraph-rsid="0028c150" style:font-weight-asian="bold" style:font-weight-complex="bold"/>
    </style:style>
    <style:style style:name="P15" style:family="paragraph" style:parent-style-name="Standard">
      <style:paragraph-properties fo:text-align="start" style:justify-single-word="false">
        <style:tab-stops>
          <style:tab-stop style:position="1.3583in"/>
        </style:tab-stops>
      </style:paragraph-properties>
      <style:text-properties officeooo:rsid="001c4d61" officeooo:paragraph-rsid="001c4d61"/>
    </style:style>
    <style:style style:name="T1" style:family="text">
      <style:text-properties fo:font-weight="normal" style:font-weight-asian="normal" style:font-weight-complex="normal"/>
    </style:style>
    <style:style style:name="T2" style:family="text">
      <style:text-properties fo:font-weight="normal" officeooo:rsid="00137ec4" style:font-weight-asian="normal" style:font-weight-complex="normal"/>
    </style:style>
    <style:style style:name="T3" style:family="text">
      <style:text-properties fo:font-weight="normal" officeooo:rsid="0019f06c" style:font-weight-asian="normal" style:font-weight-complex="normal"/>
    </style:style>
    <style:style style:name="T4" style:family="text">
      <style:text-properties fo:font-weight="normal" officeooo:rsid="001bc1cf" style:font-weight-asian="normal" style:font-weight-complex="normal"/>
    </style:style>
    <style:style style:name="T5" style:family="text">
      <style:text-properties fo:font-weight="normal" officeooo:rsid="001c4d61" style:font-weight-asian="normal" style:font-weight-complex="normal"/>
    </style:style>
    <style:style style:name="T6" style:family="text">
      <style:text-properties fo:font-weight="normal" officeooo:rsid="002b7caa" style:font-weight-asian="normal" style:font-weight-complex="normal"/>
    </style:style>
    <style:style style:name="T7" style:family="text">
      <style:text-properties fo:font-weight="normal" officeooo:rsid="002b9034" style:font-weight-asian="normal" style:font-weight-complex="normal"/>
    </style:style>
    <style:style style:name="T8" style:family="text">
      <style:text-properties officeooo:rsid="00137ec4"/>
    </style:style>
    <style:style style:name="T9" style:family="text">
      <style:text-properties officeooo:rsid="0018bde3"/>
    </style:style>
    <style:style style:name="T10" style:family="text">
      <style:text-properties fo:font-weight="bold" style:font-weight-asian="bold" style:font-weight-complex="bold"/>
    </style:style>
    <style:style style:name="T11" style:family="text">
      <style:text-properties fo:font-weight="bold" officeooo:rsid="0011eb4e" style:font-weight-asian="bold" style:font-weight-complex="bold"/>
    </style:style>
    <style:style style:name="T12" style:family="text">
      <style:text-properties fo:font-weight="bold" officeooo:rsid="0028c150" style:font-weight-asian="bold" style:font-weight-complex="bold"/>
    </style:style>
    <style:style style:name="T13" style:family="text">
      <style:text-properties officeooo:rsid="001f1289"/>
    </style:style>
    <style:style style:name="T14" style:family="text">
      <style:text-properties officeooo:rsid="001f8c38"/>
    </style:style>
    <style:style style:name="T15" style:family="text">
      <style:text-properties officeooo:rsid="00217ba8"/>
    </style:style>
    <style:style style:name="T16" style:family="text">
      <style:text-properties officeooo:rsid="0022ad1b"/>
    </style:style>
    <style:style style:name="T17" style:family="text">
      <style:text-properties officeooo:rsid="00248ebb"/>
    </style:style>
    <style:style style:name="T18" style:family="text">
      <style:text-properties officeooo:rsid="0024d87c"/>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2b7caa" style:font-style-asian="italic" style:font-weight-asian="normal" style:font-style-complex="italic" style:font-weight-complex="normal"/>
    </style:style>
    <style:style style:name="T22" style:family="text">
      <style:text-properties fo:font-style="italic" fo:font-weight="normal" officeooo:rsid="002b9034" style:font-style-asian="italic" style:font-weight-asian="normal" style:font-style-complex="italic" style:font-weight-complex="normal"/>
    </style:style>
    <style:style style:name="T23" style:family="text">
      <style:text-properties officeooo:rsid="0027881f"/>
    </style:style>
    <style:style style:name="T24" style:family="text">
      <style:text-properties officeooo:rsid="0028c150"/>
    </style:style>
    <style:style style:name="T25" style:family="text">
      <style:text-properties officeooo:rsid="002b7caa"/>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2b7caa" style:font-style-asian="normal" style:font-weight-asian="normal" style:font-style-complex="normal" style:font-weight-complex="normal"/>
    </style:style>
    <style:style style:name="T28" style:family="text">
      <style:text-properties fo:font-style="normal" fo:font-weight="normal" officeooo:rsid="002b9034" style:font-style-asian="normal" style:font-weight-asian="normal" style:font-style-complex="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inks in Rezonator</text:p>
      <text:p text:style-name="P4"><text:span text:style-name="T18">The concept of a l</text:span>ink<text:span text:style-name="T18"> represents </text:span>a powerful tool for showing relationships of <text:span text:style-name="T15">all </text:span>kinds in Rezonator<text:span text:style-name="T15">. Links </text:span>includ<text:span text:style-name="T15">e</text:span> traditional relationships <text:span text:style-name="T15">between two words, such as syntactic </text:span>dependency (head-dependent, head-modifier); anaphora<text:span text:style-name="T15">/</text:span>coreference<text:span text:style-name="T15">/tracking</text:span> (referent-antecedent), <text:span text:style-name="T15">linear sequence or </text:span>word order (first<text:span text:style-name="T15">-</text:span>second)<text:span text:style-name="T16">; </text:span>and so on<text:span text:style-name="T16">. And of course, links show </text:span>resonance <text:span text:style-name="T13">itself </text:span>(<text:span text:style-name="T14">base</text:span>-<text:span text:style-name="T14">target</text:span>)<text:span text:style-name="T13">.</text:span></text:p>
      <text:p text:style-name="P5"><text:tab/><text:span text:style-name="T16">Links can be thought of as edges (or arcs) in graph theory, defining the relationship between two nodes (or vertices). </text:span>Links can be <text:span text:style-name="T16">"</text:span>directed<text:span text:style-name="T16">"</text:span> (<text:span text:style-name="T18">pointing from </text:span>source to goal) or <text:span text:style-name="T16">"</text:span>undirected<text:span text:style-name="T16">"</text:span> (<text:span text:style-name="T18">symmetric </text:span>or bidirectional).<text:span text:style-name="T18"> </text:span></text:p>
      <text:p text:style-name="P5"><text:span text:style-name="T18"><text:tab/></text:span>For every link, there is <text:span text:style-name="T16">(</text:span>potentially<text:span text:style-name="T16">)</text:span> a gap<text:span text:style-name="T23">, which </text:span>has interesting properties of its own. <text:span text:style-name="T16">For example, when a resonance link is recognized between a word in line 7 and a prior word in line 4, there is a gap: a set of words that occurs between them. This set of words may have properties which shed light on the link itself (e.g. more words in the gap may imply greater demands on memory, and hence lower accessibility for the second word of the link). In Rezonator, the concept of gap is always tied to an explicit link: we only speak of a gap in relation to a link that has already been specified. Because e</text:span>very gap <text:span text:style-name="T17">implies </text:span>a <text:span text:style-name="T18">unique </text:span>link, <text:span text:style-name="T16">we can identify any gap </text:span>using <text:span text:style-name="T17">its </text:span>corresponding linkID.</text:p>
      <text:h text:style-name="Heading_20_2" text:outline-level="2"><text:span text:style-name="T9">l</text:span>inkGrid</text:h>
      <text:p text:style-name="P6">The key to the linkGrid is the relationship between<text:span text:style-name="T24"> </text:span><text:span text:style-name="T19">source</text:span> (first node)<text:span text:style-name="T25">,</text:span> <text:span text:style-name="T19">goal </text:span>(second node)<text:span text:style-name="T25">, and </text:span><text:span text:style-name="T20">role</text:span><text:span text:style-name="T21"> </text:span><text:span text:style-name="T28">(</text:span><text:span text:style-name="T26">the quality of </text:span><text:span text:style-name="T27">the </text:span><text:span text:style-name="T26">relationship </text:span><text:span text:style-name="T27">between source and goal, which labels </text:span><text:span text:style-name="T1">the </text:span><text:span text:style-name="T20">link</text:span><text:span text:style-name="T1"> </text:span><text:span text:style-name="T7">or </text:span><text:span text:style-name="T1">edge).</text:span><text:span text:style-name="T10"> </text:span></text:p>
      <text:p text:style-name="P1">linkID<text:tab/>unique integer identifier for each link (independent of link type, tier, etc.)</text:p>
      <text:p text:style-name="P1">chainID<text:tab/>unique integer identifier for the chain that this link belongs to</text:p>
      <text:p text:style-name="P1"><text:span text:style-name="T10">source<text:tab/></text:span><text:span text:style-name="T1">node from which the link </text:span><text:span text:style-name="T3">begins</text:span><text:span text:style-name="T2"> (</text:span><text:span text:style-name="T3">source, </text:span><text:span text:style-name="T2">head)</text:span></text:p>
      <text:p text:style-name="P3">goal<text:tab/><text:span text:style-name="T1">node </text:span><text:span text:style-name="T3">to </text:span><text:span text:style-name="T1">which the link </text:span><text:span text:style-name="T3">connects </text:span><text:span text:style-name="T2">(destination, dependent, modifier)</text:span></text:p>
      <text:p text:style-name="P3">role<text:tab/><text:span text:style-name="T1">relation between source and goal</text:span></text:p>
      <text:p text:style-name="P14"><text:span text:style-name="T5">r</text:span><text:span text:style-name="T1">everse<text:tab/>FALSE </text:span><text:span text:style-name="T5"><text:s/>(by default, </text:span><text:span text:style-name="T1">the direction is </text:span><text:span text:style-name="T5">from source</text:span><text:span text:style-name="T1"> first</text:span><text:span text:style-name="T5"> to goal</text:span><text:span text:style-name="T1"> second, vs. reversed</text:span><text:span text:style-name="T5">)</text:span></text:p>
      <text:p text:style-name="P13"><text:span text:style-name="T1">un</text:span><text:span text:style-name="T3">d</text:span><text:span text:style-name="T1">irected<text:tab/></text:span><text:span text:style-name="T4">FALSE</text:span><text:span text:style-name="T5"> (by default, each link is directed, from source to goal)</text:span></text:p>
      <text:p text:style-name="P11"><text:span text:style-name="T8">tier</text:span><text:tab/>link<text:span text:style-name="T8"> t</text:span>ype<text:span text:style-name="T8">: </text:span>rez, track, stack...</text:p>
      <text:p text:style-name="P10">tag<text:tab/>feature <text:span text:style-name="T8">that specifies a quality of the </text:span>link<text:span text:style-name="T8"> and/or</text:span>relation</text:p>
      <text:p text:style-name="P1">sourceClickTime<text:span text:style-name="T8"><text:tab/>timestamp when user clicked on source</text:span></text:p>
      <text:p text:style-name="P2">goalClickTime<text:span text:style-name="T8"><text:tab/>timestamp when user clicked on goal/destination</text:span></text:p>
      <text:p text:style-name="P2">roleTime<text:span text:style-name="T8"><text:tab/>timestamp when user specified role/relation</text:span></text:p>
      <text:p text:style-name="P10"><text:span text:style-name="T9">dead</text:span><text:tab/><text:span text:style-name="T9">current state of the link, </text:span>dead<text:span text:style-name="T9"> or </text:span>live<text:span text:style-name="T9"> (default: dead = FALSE)</text:span></text:p>
      <text:p text:style-name="P10">auto<text:span text:style-name="T9"><text:tab/>current state of the link, automatic or user-generated (default: auto = FALSE)</text:span></text:p>
      <text:p text:style-name="P8"><text:tab/><text:tab/>(auto = link generated by Rezonator, as part of re-sorting of links in a chain)</text:p>
      <text:h text:style-name="Heading_20_2" text:outline-level="2"><text:span text:style-name="T9">gap</text:span>Grid</text:h>
      <text:p text:style-name="P15">linkID<text:tab/>Each entry in the gapGrid corresponds to a unique link, with its own linkID</text:p>
      <text:p text:style-name="P10">gapListWords<text:span text:style-name="T8"><text:tab/>list of words (if any) occurring in the gap between source and goal </text:span></text:p>
      <text:p text:style-name="P10">gapListTokens<text:span text:style-name="T8"><text:tab/>same, but for all tokens (words, pause, laugh, grunt...)</text:span></text:p>
      <text:p text:style-name="P10">gapWord<text:span text:style-name="T8">Count<text:tab/>integer value: number of words in the gap between source and goal</text:span></text:p>
      <text:p text:style-name="P10">gapToken<text:span text:style-name="T8">Count<text:tab/>integer value: number of tokens (words, pause...) in gap between source and goal</text:span></text:p>
      <text:p text:style-name="P10">gapUnit<text:span text:style-name="T8">Count<text:tab/>integer value: number of intonation unit boundaries in the ga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style="italic" fo:font-weight="normal" style:font-size-asian="14pt" style:font-style-asian="italic" style:font-weight-asian="normal" style:font-size-complex="14pt" style:font-style-complex="italic" style:font-weight-complex="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00:05:45.801000000</meta:creation-date>
    <dc:date>2018-07-27T17:41:58.587000000</dc:date>
    <meta:editing-duration>PT4H28M37S</meta:editing-duration>
    <meta:editing-cycles>22</meta:editing-cycles>
    <meta:generator>LibreOffice/6.0.4.2$Windows_X86_64 LibreOffice_project/9b0d9b32d5dcda91d2f1a96dc04c645c450872bf</meta:generator>
    <meta:document-statistic meta:table-count="0" meta:image-count="0" meta:object-count="0" meta:page-count="1" meta:paragraph-count="28" meta:word-count="481" meta:character-count="2994" meta:non-whitespace-character-count="2533"/>
  </office:meta>
</office:document-meta>
</file>